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299in"/>
    </style:style>
    <style:style style:name="co2" style:family="table-column">
      <style:table-column-properties fo:break-before="auto" style:column-width="1.1209in"/>
    </style:style>
    <style:style style:name="co3" style:family="table-column">
      <style:table-column-properties fo:break-before="auto" style:column-width="1.2728in"/>
    </style:style>
    <style:style style:name="co4" style:family="table-column">
      <style:table-column-properties fo:break-before="auto" style:column-width="1.5339in"/>
    </style:style>
    <style:style style:name="co5" style:family="table-column">
      <style:table-column-properties fo:break-before="auto" style:column-width="1.196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1898in"/>
    </style:style>
    <style:style style:name="co8" style:family="table-column">
      <style:table-column-properties fo:break-before="auto" style:column-width="5.88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8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25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Arial" style:font-name-asian="DejaVu Sans" style:font-name-complex="DejaVu Sans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row table:style-name="ro1" table:number-rows-repeated="2">
          <table:table-cell table:number-columns-repeated="10"/>
        </table:table-row>
        <table:table-row table:style-name="ro2">
          <table:table-cell table:style-name="ce1" office:value-type="string">
            <text:p>Lognormal</text:p>
          </table:table-cell>
          <table:table-cell table:number-columns-repeated="6"/>
          <table:table-cell office:value-type="string">
            <text:p>Do wolframu se zadává sigma</text:p>
          </table:table-cell>
          <table:table-cell table:number-columns-repeated="2"/>
        </table:table-row>
        <table:table-row table:style-name="ro3">
          <table:table-cell/>
          <table:table-cell table:style-name="ce3" office:value-type="string">
            <text:p>Mean ~ EX</text:p>
          </table:table-cell>
          <table:table-cell table:style-name="ce3" office:value-type="string">
            <text:p>S.D.</text:p>
          </table:table-cell>
          <table:table-cell table:style-name="ce3" office:value-type="string">
            <text:p>mu</text:p>
          </table:table-cell>
          <table:table-cell table:style-name="ce3" office:value-type="string">
            <text:p>sigma_squared</text:p>
          </table:table-cell>
          <table:table-cell/>
          <table:table-cell office:value-type="string">
            <text:p>u</text:p>
          </table:table-cell>
          <table:table-cell office:value-type="string">
            <text:p>Sigma</text:p>
          </table:table-cell>
          <table:table-cell/>
          <table:table-cell office:value-type="string">
            <text:p>wolfram vzorec pro výpočet sigma</text:p>
          </table:table-cell>
        </table:table-row>
        <table:table-row table:style-name="ro3">
          <table:table-cell table:style-name="ce2" office:value-type="string">
            <text:p>Request Size</text:p>
          </table:table-cell>
          <table:table-cell office:value-type="float" office:value="360.4">
            <text:p>360.4</text:p>
          </table:table-cell>
          <table:table-cell office:value-type="float" office:value="106.5">
            <text:p>106.5</text:p>
          </table:table-cell>
          <table:table-cell table:formula="of:=LN([.B5])-0.5*LN(1+([.C5]/([.B5]*[.B5])))" office:value-type="float" office:value="5.88680472563288">
            <text:p>5.8868047256</text:p>
          </table:table-cell>
          <table:table-cell table:formula="of:=LN(1+[.C5]/([.B5]*[.B5]))" office:value-type="float" office:value="0.000819600202596953">
            <text:p>0.0008196002</text:p>
          </table:table-cell>
          <table:table-cell/>
          <table:table-cell table:formula="of:=LN([.B5])-[.H5]^2/2" office:value-type="float" office:value="5.84535512925218">
            <text:p>5.8453551293</text:p>
          </table:table-cell>
          <table:table-cell office:value-type="float" office:value="0.289342">
            <text:p>0.289342</text:p>
          </table:table-cell>
          <table:table-cell/>
          <table:table-cell office:value-type="string">
            <text:p>106.5^2 = e^(2(ln(360.4)-x^2/2) + 2x^2)-e^(2(ln(360.4)-x^2/2) + x^2)</text:p>
          </table:table-cell>
        </table:table-row>
        <table:table-row table:style-name="ro3">
          <table:table-cell table:style-name="ce2" office:value-type="string">
            <text:p>Main Object Size</text:p>
          </table:table-cell>
          <table:table-cell office:value-type="float" office:value="10710">
            <text:p>10710</text:p>
          </table:table-cell>
          <table:table-cell office:value-type="float" office:value="25032">
            <text:p>25032</text:p>
          </table:table-cell>
          <table:table-cell table:formula="of:=LN([.B6])-0.5*LN(1+([.C6]/([.B6]*[.B6])))" office:value-type="float" office:value="9.27882405980462">
            <text:p>9.2788240598</text:p>
          </table:table-cell>
          <table:table-cell table:formula="of:=LN(1+[.C6]/([.B6]*[.B6]))" office:value-type="float" office:value="0.000218207274343987">
            <text:p>0.0002182073</text:p>
          </table:table-cell>
          <table:table-cell/>
          <table:table-cell table:formula="of:=LN([.B6])-[.H6]^2/2" office:value-type="float" office:value="8.34590052264179">
            <text:p>8.3459005226</text:p>
          </table:table-cell>
          <table:table-cell office:value-type="float" office:value="1.36604">
            <text:p>1.36604</text:p>
          </table:table-cell>
          <table:table-cell table:number-columns-repeated="2"/>
        </table:table-row>
        <table:table-row table:style-name="ro3">
          <table:table-cell table:style-name="ce2" office:value-type="string">
            <text:p>In-Line Object Size</text:p>
          </table:table-cell>
          <table:table-cell office:value-type="float" office:value="7758">
            <text:p>7758</text:p>
          </table:table-cell>
          <table:table-cell office:value-type="float" office:value="126168">
            <text:p>126168</text:p>
          </table:table-cell>
          <table:table-cell table:formula="of:=LN([.B7])-0.5*LN(1+([.C7]/([.B7]*[.B7])))" office:value-type="float" office:value="8.95543280415572">
            <text:p>8.9554328042</text:p>
          </table:table-cell>
          <table:table-cell table:formula="of:=LN(1+[.C7]/([.B7]*[.B7]))" office:value-type="float" office:value="0.00209408768837992">
            <text:p>0.0020940877</text:p>
          </table:table-cell>
          <table:table-cell/>
          <table:table-cell table:formula="of:=LN([.B7])-[.H7]^2/2" office:value-type="float" office:value="6.16570584754991">
            <text:p>6.1657058475</text:p>
          </table:table-cell>
          <table:table-cell office:value-type="float" office:value="2.36253">
            <text:p>2.36253</text:p>
          </table:table-cell>
          <table:table-cell table:number-columns-repeated="2"/>
        </table:table-row>
        <table:table-row table:style-name="ro3">
          <table:table-cell table:style-name="ce2" office:value-type="string">
            <text:p># of Non-Cached Web-requests</text:p>
          </table:table-cell>
          <table:table-cell office:value-type="float" office:value="12.6">
            <text:p>12.6</text:p>
          </table:table-cell>
          <table:table-cell office:value-type="float" office:value="21.6">
            <text:p>21.6</text:p>
          </table:table-cell>
          <table:table-cell table:formula="of:=LN([.B8])-0.5*LN(1+([.C8]/([.B8]*[.B8])))" office:value-type="float" office:value="2.46991620113842">
            <text:p>2.4699162011</text:p>
          </table:table-cell>
          <table:table-cell table:formula="of:=LN(1+[.C8]/([.B8]*[.B8]))" office:value-type="float" office:value="0.127561225638019">
            <text:p>0.1275612256</text:p>
          </table:table-cell>
          <table:table-cell/>
          <table:table-cell table:formula="of:=LN([.B8])-[.H8]^2/2" office:value-type="float" office:value="1.84826366115743">
            <text:p>1.8482636612</text:p>
          </table:table-cell>
          <table:table-cell office:value-type="float" office:value="1.17084">
            <text:p>1.17084</text:p>
          </table:table-cell>
          <table:table-cell table:number-columns-repeated="2"/>
        </table:table-row>
        <table:table-row table:style-name="ro4">
          <table:table-cell office:value-type="string">
            <text:p>viz: <text:a xlink:href="http://en.wikipedia.org/wiki/Log-normal_distribution#Arithmetic_moments">http://en.wikipedia.org/wiki/Log-normal_distribution#Arithmetic_moments</text:a>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5">
          <table:table-cell table:style-name="ce1" office:value-type="string">
            <text:p>Gamma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string">
            <text:p>Mean ~ EX</text:p>
          </table:table-cell>
          <table:table-cell table:style-name="ce3" office:value-type="string">
            <text:p>S.D.</text:p>
          </table:table-cell>
          <table:table-cell table:style-name="ce3" office:value-type="string">
            <text:p>alpha</text:p>
          </table:table-cell>
          <table:table-cell table:style-name="ce3" office:value-type="string">
            <text:p>beta</text:p>
          </table:table-cell>
          <table:table-cell/>
          <table:table-cell office:value-type="string">
            <text:p>alpha</text:p>
          </table:table-cell>
          <table:table-cell office:value-type="string">
            <text:p>beta</text:p>
          </table:table-cell>
          <table:table-cell table:number-columns-repeated="2"/>
        </table:table-row>
        <table:table-row table:style-name="ro3">
          <table:table-cell table:style-name="ce2" office:value-type="string">
            <text:p>Parsing Time</text:p>
          </table:table-cell>
          <table:table-cell office:value-type="float" office:value="0.13">
            <text:p>0.13</text:p>
          </table:table-cell>
          <table:table-cell office:value-type="float" office:value="0.187">
            <text:p>0.187</text:p>
          </table:table-cell>
          <table:table-cell table:formula="of:=([.B13]*[.B13])/[.C13]" office:value-type="float" office:value="0.0903743315508021">
            <text:p>0.0903743316</text:p>
          </table:table-cell>
          <table:table-cell table:formula="of:=[.C13]/[.B13]" office:value-type="float" office:value="1.43846153846154">
            <text:p>1.4384615385</text:p>
          </table:table-cell>
          <table:table-cell/>
          <table:table-cell table:formula="of:=[.B13]/[.H13]" office:value-type="float" office:value="0.483285195458835">
            <text:p>0.4832851955</text:p>
          </table:table-cell>
          <table:table-cell table:formula="of:=[.C13]^2/[.B13]" office:value-type="float" office:value="0.268992307692308">
            <text:p>0.2689923077</text:p>
          </table:table-cell>
          <table:table-cell table:number-columns-repeated="2"/>
        </table:table-row>
        <table:table-row table:style-name="ro3">
          <table:table-cell table:style-name="ce2" office:value-type="string">
            <text:p>Number of In-Line Objects</text:p>
          </table:table-cell>
          <table:table-cell office:value-type="float" office:value="5.55">
            <text:p>5.55</text:p>
          </table:table-cell>
          <table:table-cell office:value-type="float" office:value="11.4">
            <text:p>11.4</text:p>
          </table:table-cell>
          <table:table-cell table:formula="of:=([.B14]*[.B14])/[.C14]" office:value-type="float" office:value="2.70197368421053">
            <text:p>2.7019736842</text:p>
          </table:table-cell>
          <table:table-cell table:formula="of:=[.C14]/[.B14]" office:value-type="float" office:value="2.05405405405405">
            <text:p>2.0540540541</text:p>
          </table:table-cell>
          <table:table-cell/>
          <table:table-cell table:formula="of:=[.B14]/[.H14]" office:value-type="float" office:value="0.237015235457064">
            <text:p>0.2370152355</text:p>
          </table:table-cell>
          <table:table-cell table:formula="of:=[.C14]^2/[.B14]" office:value-type="float" office:value="23.4162162162162">
            <text:p>23.4162162162</text:p>
          </table:table-cell>
          <table:table-cell table:number-columns-repeated="2"/>
        </table:table-row>
        <table:table-row table:style-name="ro3">
          <table:table-cell table:style-name="ce2" office:value-type="string">
            <text:p>In-line Inter-Arrival time</text:p>
          </table:table-cell>
          <table:table-cell office:value-type="float" office:value="0.86">
            <text:p>0.86</text:p>
          </table:table-cell>
          <table:table-cell office:value-type="float" office:value="2.15">
            <text:p>2.15</text:p>
          </table:table-cell>
          <table:table-cell table:formula="of:=([.B15]*[.B15])/[.C15]" office:value-type="float" office:value="0.344">
            <text:p>0.344</text:p>
          </table:table-cell>
          <table:table-cell table:formula="of:=[.C15]/[.B15]" office:value-type="float" office:value="2.5">
            <text:p>2.5</text:p>
          </table:table-cell>
          <table:table-cell/>
          <table:table-cell table:formula="of:=[.B15]/[.H15]" office:value-type="float" office:value="0.16">
            <text:p>0.16</text:p>
          </table:table-cell>
          <table:table-cell table:formula="of:=[.C15]^2/[.B15]" office:value-type="float" office:value="5.375">
            <text:p>5.375</text:p>
          </table:table-cell>
          <table:table-cell table:number-columns-repeated="2"/>
        </table:table-row>
        <table:table-row table:style-name="ro4">
          <table:table-cell office:value-type="string">
            <text:p>EX = alpha * beta</text:p>
          </table:table-cell>
          <table:table-cell table:number-columns-repeated="9"/>
        </table:table-row>
        <table:table-row table:style-name="ro4">
          <table:table-cell office:value-type="string">
            <text:p>Var X = alpha * beta*beta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5">
          <table:table-cell table:style-name="ce1" office:value-type="string">
            <text:p>Geometric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string">
            <text:p>Mean ~ EX</text:p>
          </table:table-cell>
          <table:table-cell table:style-name="ce3" office:value-type="string">
            <text:p>pravděpodobnost</text:p>
          </table:table-cell>
          <table:table-cell/>
          <table:table-cell office:value-type="string">
            <text:p>Mean = 1.7</text:p>
          </table:table-cell>
          <table:table-cell office:value-type="string">
            <text:p>S.D = 1.7</text:p>
          </table:table-cell>
          <table:table-cell table:number-columns-repeated="4"/>
        </table:table-row>
        <table:table-row table:style-name="ro3">
          <table:table-cell table:style-name="ce2" office:value-type="string">
            <text:p># of Cached Web-request</text:p>
          </table:table-cell>
          <table:table-cell office:value-type="float" office:value="1.7">
            <text:p>1.7</text:p>
          </table:table-cell>
          <table:table-cell table:style-name="ce4" table:formula="of:=1/([.B21]+1)" office:value-type="float" office:value="0.37037037037037">
            <text:p>0.3703703704</text:p>
          </table:table-cell>
          <table:table-cell table:style-name="ce5" office:value-type="string">
            <text:p>p</text:p>
          </table:table-cell>
          <table:table-cell table:style-name="ce4" table:formula="of:=1/([.B21]+1)" office:value-type="float" office:value="0.37037037037037">
            <text:p>0.3703703704</text:p>
          </table:table-cell>
          <table:table-cell office:value-type="float" office:value="0.44014">
            <text:p>0.44014</text:p>
          </table:table-cell>
          <table:table-cell table:number-columns-repeated="4"/>
        </table:table-row>
        <table:table-row table:style-name="ro3">
          <table:table-cell office:value-type="string">
            <text:p>EX = 1/P – 1</text:p>
          </table:table-cell>
          <table:table-cell table:number-columns-repeated="9"/>
        </table:table-row>
        <table:table-row table:style-name="ro3">
          <table:table-cell office:value-type="string">
            <text:p>P*EX = 1-P</text:p>
          </table:table-cell>
          <table:table-cell table:number-columns-repeated="9"/>
        </table:table-row>
        <table:table-row table:style-name="ro3">
          <table:table-cell office:value-type="string">
            <text:p>P*(EX+1)=1</text:p>
          </table:table-cell>
          <table:table-cell table:number-columns-repeated="9"/>
        </table:table-row>
        <table:table-row table:style-name="ro3">
          <table:table-cell office:value-type="string">
            <text:p>P=1/(EX+1)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Weibull</text:p>
          </table:table-cell>
          <table:table-cell table:number-columns-repeated="9"/>
        </table:table-row>
        <table:table-row table:style-name="ro4">
          <table:table-cell/>
          <table:table-cell table:style-name="ce3" office:value-type="string">
            <text:p>Mean ~ EX</text:p>
          </table:table-cell>
          <table:table-cell/>
          <table:table-cell table:style-name="ce3" office:value-type="string">
            <text:p>alpha</text:p>
          </table:table-cell>
          <table:table-cell table:style-name="ce3" office:value-type="string">
            <text:p>beta </text:p>
          </table:table-cell>
          <table:table-cell table:number-columns-repeated="5"/>
        </table:table-row>
        <table:table-row table:style-name="ro3">
          <table:table-cell table:style-name="ce2" office:value-type="string">
            <text:p>Viewing (OFF) Time</text:p>
          </table:table-cell>
          <table:table-cell office:value-type="float" office:value="39.5">
            <text:p>39.5</text:p>
          </table:table-cell>
          <table:table-cell/>
          <table:table-cell office:value-type="float" office:value="0.48359">
            <text:p>0.48359</text:p>
          </table:table-cell>
          <table:table-cell office:value-type="float" office:value="18.5343">
            <text:p>18.534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3">00/00/0000</text:date>, <text:time style:data-style-name="N2" text:time-value="0000-00-00T11:03:00">?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1T16:12:35</meta:creation-date>
    <dc:date>2012-12-03T22:28:02</dc:date>
    <meta:editing-duration>PT53M53S</meta:editing-duration>
    <meta:editing-cycles>7</meta:editing-cycles>
    <meta:generator>LibreOffice/3.6$Linux_X86_64 LibreOffice_project/360m1$Build-2</meta:generator>
    <dc:creator>hanz </dc:creator>
    <meta:document-statistic meta:table-count="1" meta:cell-count="92" meta:object-count="0"/>
  </office:meta>
</office:document-meta>
</file>